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22" calcext:value-type="float">
            <text:p>12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算法</text:p>
          </table:table-cell>
          <table:table-cell office:value-type="float" office:value="48" calcext:value-type="float">
            <text:p>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54" calcext:value-type="float">
            <text:p>15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3" calcext:value-type="float">
            <text:p>21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078" calcext:value-type="float">
            <text:p>2078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5:37:53.200785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29T15:42:50.919011552</dc:date>
    <meta:editing-duration>P3DT14H3M8S</meta:editing-duration>
    <meta:editing-cycles>52</meta:editing-cycles>
    <meta:generator>LibreOffice/6.0.7.3$Linux_X86_64 LibreOffice_project/00m0$Build-3</meta:generator>
    <meta:document-statistic meta:table-count="2" meta:cell-count="617" meta:object-count="0"/>
  </office:meta>
</office:document-meta>
</file>